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15in" table:align="margins"/>
    </style:style>
    <style:style style:name="Table1.A" style:family="table-column">
      <style:table-column-properties style:column-width="4.075in" style:rel-column-width="32767*"/>
    </style:style>
    <style:style style:name="Table1.1" style:family="table-row">
      <style:table-row-properties style:min-row-height="0.5313in"/>
    </style:style>
    <style:style style:name="Table1.A1" style:family="table-cell">
      <style:table-cell-properties style:vertical-align="" fo:padding="0.0382in" fo:border-left="0.0396in solid #000000" fo:border-right="none" fo:border-top="0.0396in solid #000000" fo:border-bottom="0.0396in solid #000000"/>
    </style:style>
    <style:style style:name="Table1.B1" style:family="table-cell">
      <style:table-cell-properties fo:padding="0.0382in" fo:border="0.0396in solid #000000"/>
    </style:style>
    <style:style style:name="Table1.A2" style:family="table-cell">
      <style:table-cell-properties fo:padding="0.0382in" fo:border-left="0.0396in solid #000000" fo:border-right="none" fo:border-top="none" fo:border-bottom="0.0396in solid #000000"/>
    </style:style>
    <style:style style:name="Table1.B2" style:family="table-cell">
      <style:table-cell-properties fo:padding="0.0382in" fo:border-left="0.0396in solid #000000" fo:border-right="0.0396in solid #000000" fo:border-top="none" fo:border-bottom="0.0396in solid #000000"/>
    </style:style>
    <style:style style:name="P1" style:family="paragraph" style:parent-style-name="Text_20_body">
      <style:text-properties fo:color="#008000" style:font-name="Arial1"/>
    </style:style>
    <style:style style:name="P2" style:family="paragraph" style:parent-style-name="Text_20_body">
      <style:text-properties fo:color="#008000" style:font-name="Arial1" fo:font-weight="bold"/>
    </style:style>
    <style:style style:name="P3" style:family="paragraph" style:parent-style-name="Text_20_body">
      <style:text-properties style:font-name="Arial1"/>
    </style:style>
    <style:style style:name="P4" style:family="paragraph" style:parent-style-name="Text_20_body">
      <style:text-properties fo:color="#ff0000" style:font-name="Arial1" fo:font-size="11pt"/>
    </style:style>
    <style:style style:name="P5" style:family="paragraph" style:parent-style-name="Text_20_body">
      <style:text-properties fo:color="#ff0000" style:font-name="Arial1" fo:font-size="11pt" style:text-underline-style="none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Text_20_body">
      <style:paragraph-properties fo:text-align="center" style:justify-single-word="false"/>
      <style:text-properties fo:color="#000080" fo:font-size="20pt" fo:font-weight="bold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000080"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1.3228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1.3335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keep-with-next="always"/>
    </style:style>
    <style:style style:name="P12" style:family="paragraph" style:parent-style-name="Text_20_body">
      <style:paragraph-properties fo:keep-with-next="always"/>
      <style:text-properties fo:color="#008000" style:font-name="Arial1"/>
    </style:style>
    <style:style style:name="P13" style:family="paragraph" style:parent-style-name="Text_20_body">
      <style:paragraph-properties fo:keep-with-next="always"/>
      <style:text-properties fo:color="#008000" style:font-name="Arial1" fo:font-weight="bold"/>
    </style:style>
    <style:style style:name="P14" style:family="paragraph" style:parent-style-name="Text_20_body">
      <style:paragraph-properties fo:keep-with-next="always"/>
      <style:text-properties style:font-name="Arial1" fo:font-size="11pt"/>
    </style:style>
    <style:style style:name="P15" style:family="paragraph" style:parent-style-name="Text_20_body">
      <style:paragraph-properties fo:keep-with-next="always"/>
      <style:text-properties fo:color="#ff0000"/>
    </style:style>
    <style:style style:name="P16" style:family="paragraph" style:parent-style-name="Text_20_body">
      <style:paragraph-properties fo:keep-with-next="always"/>
      <style:text-properties fo:color="#ff0000" style:font-name="Arial1" fo:font-size="11pt"/>
    </style:style>
    <style:style style:name="P17" style:family="paragraph" style:parent-style-name="Text_20_body">
      <style:paragraph-properties fo:keep-with-next="always"/>
      <style:text-properties fo:color="#ff0000" style:font-name="Arial1" fo:font-size="11pt" style:text-underline-style="none"/>
    </style:style>
    <style:style style:name="P18" style:family="paragraph" style:parent-style-name="Text_20_body">
      <style:paragraph-properties fo:keep-with-next="always"/>
      <style:text-properties fo:color="#ff0000" style:text-underline-style="none"/>
    </style:style>
    <style:style style:name="P19" style:family="paragraph" style:parent-style-name="Text_20_body">
      <style:paragraph-properties fo:keep-with-next="always"/>
      <style:text-properties fo:color="#0000ff"/>
    </style:style>
    <style:style style:name="P20" style:family="paragraph" style:parent-style-name="Text_20_body">
      <style:paragraph-properties fo:keep-with-next="always"/>
      <style:text-properties fo:color="#0000ff" style:font-name="Arial1" fo:font-size="11pt"/>
    </style:style>
    <style:style style:name="P21" style:family="paragraph" style:parent-style-name="Text_20_body">
      <style:paragraph-properties fo:text-align="center" style:justify-single-word="false" fo:keep-with-next="always"/>
      <style:text-properties fo:color="#000080" fo:font-size="20pt" fo:font-weight="bold" style:font-size-asian="20pt" style:font-weight-asian="bold" style:font-size-complex="20pt" style:font-weight-complex="bold"/>
    </style:style>
    <style:style style:name="P22" style:family="paragraph" style:parent-style-name="Text_20_body">
      <style:paragraph-properties fo:text-align="center" style:justify-single-word="false" fo:break-before="page"/>
      <style:text-properties fo:color="#00008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Arial1" fo:font-size="11pt"/>
    </style:style>
    <style:style style:name="T3" style:family="text">
      <style:text-properties fo:color="#ff0000" style:font-name="Arial1" fo:font-size="11pt" style:text-underline-style="solid" style:text-underline-width="auto" style:text-underline-color="font-color"/>
    </style:style>
    <style:style style:name="T4" style:family="text">
      <style:text-properties fo:color="#ff0000" style:font-name="Arial1" fo:font-size="11pt" style:text-underline-style="none"/>
    </style:style>
    <style:style style:name="T5" style:family="text">
      <style:text-properties style:font-name="Arial1"/>
    </style:style>
    <style:style style:name="T6" style:family="text">
      <style:text-properties style:font-name="Arial1" fo:font-size="11pt"/>
    </style:style>
    <style:style style:name="T7" style:family="text">
      <style:text-properties fo:color="#0000ff" style:font-name="Arial1" fo:font-size="11pt"/>
    </style:style>
    <style:style style:name="T8" style:family="text">
      <style:text-properties fo:color="#0000ff" style:font-name="Arial1" fo:font-size="11pt" style:text-underline-style="none"/>
    </style:style>
    <style:style style:name="T9" style:family="text">
      <style:text-properties fo:color="#0000ff" fo:font-size="11pt"/>
    </style:style>
    <style:style style:name="T10" style:family="text">
      <style:text-properties fo:color="#008000" style:font-name="Arial1" fo:font-weight="bold"/>
    </style:style>
    <style:style style:name="T11" style:family="text">
      <style:text-properties fo:color="#008000" fo:font-size="11pt"/>
    </style:style>
    <style:style style:name="T12" style:family="text">
      <style:text-properties fo:color="#008000" fo:font-weight="bold"/>
    </style:style>
    <style:style style:name="T1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">Cub Scout Pack 618</text:span></text:p>
      <text:p text:style-name="P8"><text:span text:style-name="T5">Clemens Crossing Elementary School</text:span></text:p>
      <text:p text:style-name="P9"><text:span text:style-name="T5">Where we meet<text:tab/>: </text:span></text:p>
      <text:p text:style-name="P10"><text:span text:style-name="T5">Website<text:tab/>:</text:span></text:p>
      <text:p text:style-name="P10"><text:span text:style-name="T5"/></text:p>
      <text:p text:style-name="P22"><text:span text:style-name="T5">Pack 618 Activities 2007-2008</text:span></text:p>
      <text:p text:style-name="P7"><text:span text:style-name="T5"/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ext_20_body"><text:span text:style-name="T10">August 2007</text:span></text:p>
            <text:p text:style-name="P15"><text:span text:style-name="T6">Pack Picnic / Raingutter Regatta – Pack families re-connect at the end of summer.</text:span></text:p>
          </table:table-cell>
          <table:table-cell table:style-name="Table1.B1" office:value-type="string">
            <text:p text:style-name="Text_20_body"><text:span text:style-name="T10">February 2008</text:span></text:p>
            <text:p text:style-name="Text_20_body"><text:span text:style-name="T2">Klondike Derby – Participate in Gold-Rush activities</text:span></text:p>
            <text:p text:style-name="Text_20_body"><text:a xlink:type="simple" xlink:href="http://home.comcast.net/%7Epack618/BlastNight2008.html"><text:span text:style-name="T4">Baltimore Blast Scout Night – Professional Soccer game</text:span></text:a></text:p>
            <text:p text:style-name="P6"><text:span text:style-name="T2">Mall Show – Pinewood Derby Cars Race </text:span></text:p>
            <text:p text:style-name="P5">Scouting for Food Drop – Help feed the hungry in our area.</text:p>
            <text:p text:style-name="Text_20_body"><text:span text:style-name="T2">Blue &amp; Gold Banquet – Pack family dinner w/ceremonies</text:span></text:p>
          </table:table-cell>
        </table:table-row>
        <table:table-row>
          <table:table-cell table:style-name="Table1.A2" office:value-type="string">
            <text:p text:style-name="P2">September 2007</text:p>
            <text:p text:style-name="P14"><text:span text:style-name="T1">Back to Scouting Night – Welcome the current and future Pack families to our Scouting program.</text:span></text:p>
            <text:p text:style-name="P19"><text:span text:style-name="T6">Pack Meeting</text:span></text:p>
          </table:table-cell>
          <table:table-cell table:style-name="Table1.B2" office:value-type="string">
            <text:p text:style-name="P1"><text:span text:style-name="T13">March 2008</text:span></text:p>
            <text:p text:style-name="P4">Scouting for Food Pickup – Pick up food to feed the hungry</text:p>
            <text:p text:style-name="Text_20_body"><text:span text:style-name="T7">Pack Meeting </text:span></text:p>
          </table:table-cell>
        </table:table-row>
        <table:table-row>
          <table:table-cell table:style-name="Table1.A2" office:value-type="string">
            <text:p text:style-name="P3"><text:span text:style-name="T12">October 2007</text:span></text:p>
            <text:p text:style-name="P11"><text:a xlink:type="simple" xlink:href="http://home.comcast.net/%7Epack618/FallCampout2007.html"><text:span text:style-name="T4">Fall Campout </text:span></text:a></text:p>
            <text:p text:style-name="P17">CCES Stream Cleanup – giving something back to the community and our sponsor.</text:p>
            <text:p text:style-name="P18"><text:span text:style-name="T6">Webelos-O Ree – Webelos </text:span></text:p>
          </table:table-cell>
          <table:table-cell table:style-name="Table1.B2" office:value-type="string">
            <text:p text:style-name="P3"><text:span text:style-name="T12">April 2008</text:span></text:p>
            <text:p text:style-name="P16">Pack Swim Outing</text:p>
            <text:p text:style-name="P20">Pack Meeting</text:p>
            <text:p text:style-name="P16">Pack Bike Hike – Lake Elkhorn to Savage Park &amp; Back</text:p>
          </table:table-cell>
        </table:table-row>
        <table:table-row>
          <table:table-cell table:style-name="Table1.A2" office:value-type="string">
            <text:p text:style-name="P13">November 2007</text:p>
            <text:p text:style-name="P14">Pow Wow</text:p>
            <text:p text:style-name="P11"><text:a xlink:type="simple" xlink:href="http://home.comcast.net/%7Epack618/NavalAcademyScoutDay2007.html"><text:span text:style-name="T4">Naval Academy Scout Day – Tour the Naval Academy, tailgate party and watch Navy vs Norther Illinois football game.</text:span></text:a></text:p>
            <text:p text:style-name="P19"><text:span text:style-name="T6">Pack Meeting</text:span></text:p>
          </table:table-cell>
          <table:table-cell table:style-name="Table1.B2" office:value-type="string">
            <text:p text:style-name="P12"><text:span text:style-name="T13">May 2008</text:span></text:p>
            <text:p text:style-name="P1"><text:span text:style-name="T9">Pack Meeting</text:span></text:p>
            <text:p text:style-name="P16">We Remember – Put flags on graves at Veterans cemetary</text:p>
            <text:p text:style-name="P16">Spring Campout – Washington Monument State Park</text:p>
          </table:table-cell>
        </table:table-row>
        <table:table-row>
          <table:table-cell table:style-name="Table1.A2" office:value-type="string">
            <text:p text:style-name="P13">December 2007</text:p>
            <text:p text:style-name="P14"><text:span text:style-name="T1">Pack Hike – Hike along the “Great Falls” area of the Potomac River</text:span></text:p>
            <text:p text:style-name="P20">Pack Meeting</text:p>
          </table:table-cell>
          <table:table-cell table:style-name="Table1.B2" office:value-type="string">
            <text:p text:style-name="P13">June 2008</text:p>
            <text:p text:style-name="P16">Cub Scout Day Camp</text:p>
          </table:table-cell>
        </table:table-row>
        <table:table-row>
          <table:table-cell table:style-name="Table1.A2" office:value-type="string">
            <text:p text:style-name="P11"><text:span text:style-name="T10">January 2008</text:span></text:p>
            <text:p text:style-name="Text_20_body"><text:span text:style-name="T8"><text:s/></text:span><text:a xlink:type="simple" xlink:href="http://home.comcast.net/%7Epack618/PinewoodDerby.html"><text:span text:style-name="T4">Pinewood Derby – the Pack's Pinewood car racing competition</text:span></text:a></text:p>
          </table:table-cell>
          <table:table-cell table:style-name="Table1.B2" office:value-type="string">
            <text:p text:style-name="P11"><text:span text:style-name="T10">July 2008</text:span></text:p>
            <text:p text:style-name="P16">Fishing Tournament</text:p>
          </table:table-cell>
        </table:table-row>
      </table:table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1799in" fo:margin-bottom="0.1701in" fo:margin-left="0.1701in" fo:margin-right="0.179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n Ross</meta:initial-creator>
    <meta:creation-date>2008-05-15T06:56:19</meta:creation-date>
    <dc:creator>Ken Ross</dc:creator>
    <dc:date>2008-05-16T06:37:12</dc:date>
    <meta:editing-cycles>3</meta:editing-cycles>
    <meta:editing-duration>PT27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4" meta:word-count="222" meta:character-count="1365"/>
  </office:meta>
</office:document-meta>
</file>